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list-style-name="L3">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list-style-name="L7">
      <style:paragraph-properties fo:text-align="start" style:justify-single-word="false"/>
    </style:style>
    <style:style style:name="P1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ableau de bord Spé Dév</text:p>
      <text:p text:style-name="P1"/>
      <text:p text:style-name="P1"><text:span text:style-name="T6">Consigne :</text:span> La tâche demandée était de réaliser un RTS multijoueur en réseau en utilisant un serveur créé par PlayerIO.</text:p>
      <text:p text:style-name="P1"/>
      <text:p text:style-name="P11">Classes présentes dans le projet :</text:p>
      <text:list xml:id="list881182768472868964" text:style-name="L4">
        <text:list-item>
          <text:p text:style-name="P7"><text:span text:style-name="T1">Dossier Entity : </text:span><text:span text:style-name="T2">ITeamOwner</text:span><text:span text:style-name="T1">, </text:span><text:span text:style-name="T2">Network</text:span><text:span text:style-name="T1">, </text:span><text:span text:style-name="T2">Team</text:span><text:span text:style-name="T1">, </text:span><text:span text:style-name="T2">Unit</text:span><text:span text:style-name="T1">, </text:span><text:span text:style-name="T2">Barrack</text:span><text:span text:style-name="T1">, </text:span><text:span text:style-name="T2">Entity</text:span><text:span text:style-name="T1">.</text:span></text:p>
        </text:list-item>
      </text:list>
      <text:p text:style-name="P2"><text:span text:style-name="T1"/></text:p>
      <text:list xml:id="list38281508" text:continue-numbering="true" text:style-name="L4">
        <text:list-item>
          <text:p text:style-name="P7"><text:span text:style-name="T1">Dossier View : </text:span><text:span text:style-name="T2">BarrackView</text:span><text:span text:style-name="T1">, </text:span><text:span text:style-name="T2">CameraController</text:span><text:span text:style-name="T1">, </text:span><text:span text:style-name="T2">GatherResources</text:span><text:span text:style-name="T1">, </text:span><text:span text:style-name="T2">Menu</text:span><text:span text:style-name="T1">, </text:span><text:span text:style-name="T2">PlayerTeam</text:span><text:span text:style-name="T1">, </text:span><text:span text:style-name="T2">ProductionUnit</text:span><text:span text:style-name="T1">, </text:span><text:span text:style-name="T2">ResourcesBonus</text:span><text:span text:style-name="T1">, </text:span><text:span text:style-name="T2">SelfDestruct</text:span><text:span text:style-name="T1">, </text:span><text:span text:style-name="T2">Sense</text:span><text:span text:style-name="T1">, </text:span><text:span text:style-name="T2">UnitAttack</text:span><text:span text:style-name="T1">, </text:span><text:span text:style-name="T2">UnitController</text:span><text:span text:style-name="T1">, </text:span><text:span text:style-name="T2">UnitMovement</text:span><text:span text:style-name="T1">, </text:span><text:span text:style-name="T2">UnitStorage</text:span><text:span text:style-name="T1">.</text:span></text:p>
        </text:list-item>
      </text:list>
      <text:p text:style-name="P2"><text:span text:style-name="T1"/></text:p>
      <text:p text:style-name="P11">Game-Design envisagé :</text:p>
      <text:p text:style-name="P2"><text:span text:style-name="T1"/></text:p>
      <text:p text:style-name="P2"><text:span text:style-name="T1">Le joueur débute en lobby et forme une équipe d'unités avant le début de la partie.</text:span></text:p>
      <text:p text:style-name="P2"><text:span text:style-name="T1">Cela peut être plusieurs unités lambdas soit des unités possédant des spells.</text:span></text:p>
      <text:p text:style-name="P2"><text:span text:style-name="T1">Le joueur récolte passivement des ressources. Il n'a pas à gérer de récolteurs et l'aspect de la macro-gestion reste cantonnée à la pose de bâtiment et la création d'unités.</text:span></text:p>
      <text:p text:style-name="P2"><text:span text:style-name="T1">Le jeu se concentre essentiellement sur la micro-gestion d'unités et l'aspect tactique. (Formation de troupes, position des unités, utilisation de leurs spells)</text:span></text:p>
      <text:p text:style-name="P2"><text:span text:style-name="T1">Le joueur pourra récolter des ressources disséminées sur la carte.</text:span></text:p>
      <text:p text:style-name="P2"><text:span text:style-name="T1"/></text:p>
      <text:p text:style-name="P2"><text:span text:style-name="T6">But :</text:span><text:span text:style-name="T1"> Le but est de détruire tous les bâtiments de production de son adversaire.</text:span></text:p>
      <text:p text:style-name="P2"><text:span text:style-name="T1"/></text:p>
      <text:p text:style-name="P2"><text:span text:style-name="T6">Inputs :</text:span><text:span text:style-name="T1"> </text:span></text:p>
      <text:p text:style-name="P2"><text:span text:style-name="T1">Déplacement caméra = Souris et flèches directionnelles</text:span></text:p>
      <text:p text:style-name="P2"><text:span text:style-name="T1">Zoom = Molette souris ou Y et U</text:span></text:p>
      <text:p text:style-name="P2"><text:span text:style-name="T1">Sélectionner = Clic gauche</text:span></text:p>
      <text:p text:style-name="P2"><text:span text:style-name="T1">Drag sélection = Maintenir clic gauche</text:span></text:p>
      <text:p text:style-name="P2"><text:span text:style-name="T1">Déplacer/Attaquer = Clic droit</text:span></text:p>
      <text:p text:style-name="P2"><text:span text:style-name="T1">Produire une unité = Touche A ou cliquer sur le bouton</text:span></text:p>
      <text:p text:style-name="P2"><text:span text:style-name="T1">Arrêter une unité = Z</text:span></text:p>
      <text:p text:style-name="P2"><text:span text:style-name="T1">Hold position = E</text:span></text:p>
      <text:p text:style-name="P2"><text:span text:style-name="T1"/></text:p>
      <text:p text:style-name="P2"><text:soft-page-break/><text:span text:style-name="T1">Features présentes :</text:span></text:p>
      <text:p text:style-name="P2"><text:span text:style-name="T1"/></text:p>
      <text:list xml:id="list5166225817379356246" text:style-name="L7">
        <text:list-item>
          <text:p text:style-name="P10"><text:span text:style-name="T1">Récolte passive des ressources</text:span></text:p>
        </text:list-item>
        <text:list-item>
          <text:p text:style-name="P10"><text:span text:style-name="T1">Création d'unité en fonction des ressources</text:span></text:p>
        </text:list-item>
        <text:list-item>
          <text:p text:style-name="P10"><text:span text:style-name="T1">Mouvements d'unité</text:span></text:p>
        </text:list-item>
        <text:list-item>
          <text:p text:style-name="P10"><text:span text:style-name="T1">Auto-attaque</text:span></text:p>
        </text:list-item>
        <text:list-item>
          <text:p text:style-name="P10"><text:span text:style-name="T1">Hold position</text:span></text:p>
        </text:list-item>
        <text:list-item>
          <text:p text:style-name="P10"><text:span text:style-name="T1">Attaque ciblée</text:span></text:p>
        </text:list-item>
        <text:list-item>
          <text:p text:style-name="P10"><text:span text:style-name="T1">Ressources disséminées sur la carte</text:span></text:p>
        </text:list-item>
      </text:list>
      <text:p text:style-name="P2"><text:span text:style-name="T1"/></text:p>
      <text:list xml:id="list2824673646753058293" text:style-name="L5">
        <text:list-item>
          <text:p text:style-name="P8"><text:span text:style-name="T6">Première étape :</text:span><text:span text:style-name="T1"> </text:span><text:span text:style-name="T2">Créer le jeu en local</text:span></text:p>
        </text:list-item>
      </text:list>
      <text:p text:style-name="P1"/>
      <text:p text:style-name="P1">Mon inspiration première était de m'inspirer de Starcraft pour cet exercice.</text:p>
      <text:p text:style-name="P1">Malgré mes lacunes, j'ai beaucoup apprécié cette partie. </text:p>
      <text:p text:style-name="P1">Créer des bâtiments faisant spawn des unités, le déplacement, les ordres et l'auto-attack ont été les parties que j'ai préféré.</text:p>
      <text:p text:style-name="P1"/>
      <text:p text:style-name="P1">J'ai expérimenté pas mal de soucis en ce qui concerne le drag de sélection. L'UI était facile à réaliser mais sélectionner des unités grâce à celui-ci a été compliqué à solutionner pour moi.</text:p>
      <text:p text:style-name="P1"/>
      <text:p text:style-name="P1">La courte partie sur l'IA était également intéressante ! Cette partie me sera utile pour plus tard.</text:p>
      <text:p text:style-name="P1"/>
      <text:p text:style-name="P1">Une erreur que j'ai fait au départ a été de faire des listes de gameObjects au lieu de faire des dictionnaires d'Entity à la place. Cela m'aurait fait gagner pas mal de temps et empêché d'effectuer une gymnastique mentale bancale.</text:p>
      <text:p text:style-name="P1"/>
      <text:p text:style-name="P1">J'ai dû m'y reprendre à plusieurs fois en ce qui concerne l'architecture de mes scripts. J'ai essayé de faire une architecture classique pour mes unités (Un model, un controller et une view) mais après discussion avec M. Corvisy, j'ai appris que ce n'était pas forcément la bonne approche.</text:p>
      <text:list xml:id="list7183016538985137119" text:style-name="L6">
        <text:list-header>
          <text:p text:style-name="P9"><text:span text:style-name="T1"/></text:p>
          <text:p text:style-name="P9"><text:span text:style-name="T1">2. </text:span><text:span text:style-name="T6">Seconde partie :</text:span><text:span text:style-name="T1"> </text:span><text:span text:style-name="T2">Passer le jeu en réseau</text:span></text:p>
        </text:list-header>
      </text:list>
      <text:p text:style-name="P1"/>
      <text:p text:style-name="P1">ça a été la partie qui m'a posé le plus de résistance et qui a finalement eu raison de moi.</text:p>
      <text:p text:style-name="P1">J'ai eu beau arpenter des forums, consulter la doc sur PlayerIO et réfléchir <text:soft-page-break/>pendant des heures, je ne comprends pas comment ça fonctionne. Je comprends la méthode, un singleton côté client envoie une requête, le serveur lui envoie une réponse avec des paramètres simples (des floats, des ints, des strings...) et le singleton client traite l'information. Mais je ne comprends pas ce que je dois envoyer ou non.</text:p>
      <text:p text:style-name="P1"/>
      <text:p text:style-name="P1"><text:span text:style-name="T4">Synthèse :</text:span> Pourquoi le résultat est si éloigné du résultat escompté ?</text:p>
      <text:p text:style-name="P1"/>
      <text:p text:style-name="P2"><text:span text:style-name="T1">J'étais très motivé par le projet en lui-même parce que c'est un genre qui me plaît beaucoup. J'ai consacré beaucoup de mon temps à travailler dessus en début et fin de projet. Le rythme de travail a beaucoup diminué quand j'ai rencontré des problèmes suite au code. Le temps de recherche me prenait pas mal de temps, ce qui me mettait en retard sur mes autres workshops. J'ai pu rattraper mon retard sur les autres workshops et je me </text:span><text:span text:style-name="T1">suis remis dessus récemment.</text:span></text:p>
      <text:p text:style-name="P1"/>
      <text:p text:style-name="P5">Points à consolider :</text:p>
      <text:list xml:id="list2303951352178497805" text:style-name="L3">
        <text:list-item>
          <text:p text:style-name="P4">Réviser les bases de la POO et du C#.</text:p>
        </text:list-item>
        <text:list-item>
          <text:p text:style-name="P4">Réessayer de créer un jeu en réseau.</text:p>
        </text:list-item>
        <text:list-item>
          <text:p text:style-name="P4">Mieux gérer mon temps de travail.</text:p>
        </text:list-item>
        <text:list-item>
          <text:p text:style-name="P4">Moins me focaliser sur les problèmes rencontrés, avancer sur ce que je sais déjà faire et revenir dessus plus tard pour ne pas perdre trop de temps.</text:p>
        </text:list-item>
        <text:list-item>
          <text:p text:style-name="P4">M'entraîner davant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9T17:19:02.67</meta:creation-date>
    <dc:date>2020-06-10T18:07:06.94</dc:date>
    <meta:editing-duration>PT3H16M21S</meta:editing-duration>
    <meta:editing-cycles>6</meta:editing-cycles>
    <meta:generator>OpenOffice/4.1.7$Win32 OpenOffice.org_project/417m1$Build-9800</meta:generator>
    <meta:document-statistic meta:table-count="0" meta:image-count="0" meta:object-count="0" meta:page-count="3" meta:paragraph-count="48" meta:word-count="686" meta:character-count="4051"/>
  </office:meta>
</office:document-meta>
</file>